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ae7a" officeooo:paragraph-rsid="001aae7a"/>
    </style:style>
    <style:style style:name="P2" style:family="paragraph" style:parent-style-name="Standard">
      <style:text-properties officeooo:rsid="001aae7a" officeooo:paragraph-rsid="001ba852"/>
    </style:style>
    <style:style style:name="P3" style:family="paragraph" style:parent-style-name="Standard">
      <style:text-properties officeooo:rsid="001ba852" officeooo:paragraph-rsid="001ba8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gabe 2</text:p>
      <text:p text:style-name="P2">Vater: </text:p>
      <text:p text:style-name="P3">1. Erfolg, Stolz,</text:p>
      <text:p text:style-name="P3"/>
      <text:p text:style-name="P3">2. Sorgen und Ängste um seinen Sohn </text:p>
      <text:p text:style-name="P2"/>
      <text:p text:style-name="P2">Zuerst war der vater traurig das sein sohn gegangen ist und ihn mit seinem Hab und Gut alleine lässt. Dann hat er sich gefühlt als hätte er <text:s/>ihn für immer verloren, als wäre er tot. Doch als der Sohn dann zu ihm zurück gekehrt ist war er überglücklich weil er ihn endlich wieder in seine Arme schließen konnt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9T12:45:45.916000000</meta:creation-date>
    <dc:date>2021-03-09T13:08:45.201000000</dc:date>
    <meta:editing-duration>PT2M38S</meta:editing-duration>
    <meta:editing-cycles>1</meta:editing-cycles>
    <meta:document-statistic meta:table-count="0" meta:image-count="0" meta:object-count="0" meta:page-count="1" meta:paragraph-count="5" meta:word-count="71" meta:character-count="378" meta:non-whitespace-character-count="309"/>
    <meta:generator>LibreOffice/6.2.2.2$Windows_X86_64 LibreOffice_project/2b840030fec2aae0fd2658d8d4f9548af4e3518d</meta:generator>
  </office:meta>
</office:document-meta>
</file>